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808080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title">
      <style:graphic-properties draw:fill="solid" draw:fill-color="#23ff23" draw:opacity="50%" draw:auto-grow-height="true" fo:min-height="1.243cm" draw:shadow-opacity="50%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8pt" style:font-size-asian="18pt" style:font-size-complex="18pt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0.5cm" svg:height="1.243cm" svg:x="4cm" svg:y="2cm" presentation:class="title" presentation:user-transformed="true">
          <draw:text-box>
            <text:p><text:span text:style-name="T1">MultiWii 1.7+ Stick Configuration</text:span><text:line-break/><text:span text:style-name="T2">Mode 2</text:span></text:p>
          </draw:text-box>
        </draw:frame>
        <draw:frame draw:style-name="gr1" draw:text-style-name="P2" draw:layer="layout" svg:width="6.8cm" svg:height="15.469cm" svg:x="3.8cm" svg:y="3.4cm">
          <draw:text-box>
            <text:p text:style-name="P1"><text:span text:style-name="T3">Motor Arm</text:span></text:p>
            <text:p text:style-name="P1"><text:span text:style-name="T3"/></text:p>
            <text:p text:style-name="P1"><text:span text:style-name="T3"/></text:p>
            <text:p text:style-name="P1"><text:span text:style-name="T3"><text:tab/></text:span></text:p>
            <text:p text:style-name="P1"><text:span text:style-name="T3">Motor Arm on TRI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  <text:p text:style-name="P1"><text:span text:style-name="T3">Motor Disarm</text:span></text:p>
            <text:p text:style-name="P1"><text:span text:style-name="T3"/></text:p>
            <text:p text:style-name="P1"><text:span text:style-name="T3"/></text:p>
            <text:p text:style-name="P1"><text:span text:style-name="T5"/></text:p>
            <text:p text:style-name="P1"><text:span text:style-name="T3">Motor Disarm on TRI</text:span></text:p>
            <text:p text:style-name="P1"><text:span text:style-name="T3"/></text:p>
            <text:p text:style-name="P1"><text:span text:style-name="T3"/></text:p>
            <text:p text:style-name="P1"><text:span text:style-name="T5"/></text:p>
            <text:p text:style-name="P1"><text:span text:style-name="T3">Calibration Acro Gyro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  <text:p text:style-name="P1"><text:span text:style-name="T3">Calibration Stable ACC</text:span></text:p>
            <text:p text:style-name="P1"><text:span text:style-name="T3">(disarm Motor first)</text:span></text:p>
            <text:p text:style-name="P1"><text:span text:style-name="T3"/></text:p>
            <text:p text:style-name="P1"><text:span text:style-name="T3">Trim ACC</text:span></text:p>
            <text:p text:style-name="P1"><text:span text:style-name="T6">(move right stick from center and back for each click – LED blinks once per click)</text:span></text:p>
          </draw:text-box>
        </draw:frame>
        <draw:g>
          <draw:custom-shape draw:style-name="gr2" draw:text-style-name="P3" draw:layer="layout" svg:width="1.29cm" svg:height="1.288cm" draw:transform="rotate (-1.57079632679579) translate (13.988cm 3.5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22cm" svg:height="0.323cm" svg:x="13.185cm" svg:y="3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1.288cm" svg:height="1.29cm" svg:x="12.7cm" svg:y="5.7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3.24cm 6.4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1.028cm" svg:y="3.514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1.568cm 4.27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9cm" svg:height="1.288cm" draw:transform="rotate (-1.57079632679579) translate (13.96cm 7.914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22cm" svg:height="0.323cm" svg:x="13.157cm" svg:y="8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1.288cm" svg:height="1.29cm" svg:x="11.02cm" svg:y="7.9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0.922cm 8.6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2.672cm" svg:y="10.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2.574cm 10.8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1.02cm" svg:y="12.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0.922cm 13.2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2.7cm" svg:y="12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svg:x="13.179cm" svg:y="13.0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2.7cm" svg:y="14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svg:x="13.179cm" svg:y="15.3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1.02cm" svg:y="14.8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5cm" draw:transform="skewX (0.00453785605518436) rotate (0.7853981633973) translate (10.919cm 14.933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3" draw:layer="layout" svg:x1="14.92cm" svg:y1="1.4cm" svg:x2="14.92cm" svg:y2="19.7cm">
          <text:p/>
        </draw:line>
        <draw:frame draw:style-name="gr1" draw:text-style-name="P4" draw:layer="layout" svg:width="6.5cm" svg:height="13.76cm" svg:x="14.6cm" svg:y="3.501cm">
          <draw:text-box>
            <text:p text:style-name="P1"><text:span text:style-name="T1"><text:s/></text:span><text:span text:style-name="T1">Enter</text:span></text:p>
            <text:p text:style-name="P1"><text:span text:style-name="T1">(disarm Motor first)</text:span></text:p>
            <text:p text:style-name="P1"><text:span text:style-name="T1"/></text:p>
            <text:p text:style-name="P1"><text:span text:style-name="T1"/></text:p>
            <text:p text:style-name="P1"><text:span text:style-name="T7">Select Param</text:span></text:p>
            <text:p text:style-name="P1"><text:span text:style-name="T7"/></text:p>
            <text:p text:style-name="P1"><text:span text:style-name="T7"/></text:p>
            <text:p text:style-name="P1"><text:span text:style-name="T7">Change Value</text:span></text:p>
            <text:p text:style-name="P1"><text:span text:style-name="T1"/></text:p>
            <text:p text:style-name="P1"><text:span text:style-name="T1"/></text:p>
            <text:p text:style-name="P1"><text:span text:style-name="T1">Save and Exit</text:span></text:p>
            <text:p text:style-name="P1"><text:span text:style-name="T1"/></text:p>
            <text:p text:style-name="P1"><text:span text:style-name="T1"/></text:p>
            <text:p text:style-name="P1"><text:span text:style-name="T1">Exit without Sav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.</text:span></text:p>
          </draw:text-box>
        </draw:frame>
        <draw:g>
          <draw:custom-shape draw:style-name="gr2" draw:text-style-name="P3" draw:layer="layout" svg:width="1.288cm" svg:height="1.29cm" svg:x="21.596cm" svg:y="3.5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22.136cm 4.2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11.001cm" svg:y="17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6cm" svg:x="11.481cm" svg:y="16.9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12.685cm" svg:y="17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3" draw:layer="layout" svg:width="0.313cm" svg:height="0.876cm" svg:x="13.177cm" svg:y="16.8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313cm" svg:height="0.876cm" svg:x="13.178cm" svg:y="17.7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313cm" svg:height="0.876cm" draw:transform="rotate (-1.57079632679579) translate (13.324cm 17.59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313cm" svg:height="0.876cm" draw:transform="rotate (1.5707963267946) translate (13.352cm 17.9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3" draw:layer="layout" svg:width="1.289cm" svg:height="1.29cm" svg:x="23.311cm" svg:y="3.5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6cm" svg:x="23.791cm" svg:y="3.3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23.285cm" svg:y="5.9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313cm" svg:height="0.876cm" svg:x="23.777cm" svg:y="5.6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313cm" svg:height="0.876cm" svg:x="23.778cm" svg:y="6.5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23.285cm" svg:y="8.3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313cm" svg:height="0.876cm" draw:transform="rotate (-1.57079632679579) translate (23.924cm 8.79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313cm" svg:height="0.876cm" draw:transform="rotate (1.5707963267946) translate (23.952cm 9.1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23.287cm" svg:y="10.6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6cm" svg:x="23.767cm" svg:y="10.4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21.592cm" svg:y="10.6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21.494cm 11.3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5" draw:layer="layout" svg:width="6.344cm" svg:height="1.911cm" svg:x="15.635cm" svg:y="17.1cm">
          <draw:text-box>
            <text:p><text:span text:style-name="T8">Document <text:s/>2011-04-20</text:span></text:p>
            <text:p><text:span text:style-name="T8">Version 0.5772</text:span></text:p>
            <text:p><text:span text:style-name="T8">(lookup Euler-Mascheroni constant)</text:span></text:p>
            <text:p><text:span text:style-name="T8">A Product made by Hamburger</text:span></text:p>
          </draw:text-box>
        </draw:frame>
        <draw:frame draw:style-name="gr6" draw:text-style-name="P6" draw:layer="layout" svg:width="9.062cm" svg:height="3.068cm" svg:x="15.635cm" svg:y="14.121cm">
          <draw:text-box>
            <text:p><text:span text:style-name="T9">This work is licensed under the </text:span></text:p>
            <text:p><text:span text:style-name="T9"/></text:p>
            <text:p><text:span text:style-name="T9">Creative Commons Attribution-NonCommercial-ShareAlike 3.0 </text:span></text:p>
            <text:p><text:span text:style-name="T9">Unported License. </text:span></text:p>
            <text:p><text:span text:style-name="T9"/></text:p>
            <text:p><text:span text:style-name="T9">To view a copy of this license, visit </text:span></text:p>
            <text:p><text:span text:style-name="T9">http://creativecommons.org/licenses/by-nc-sa/3.0/ or send a letter to </text:span></text:p>
            <text:p><text:span text:style-name="T9">Creative Commons, 171 Second Street, Suite 300, </text:span></text:p>
            <text:p><text:span text:style-name="T9">San Francisco, California, 94105, USA.</text:span></text:p>
          </draw:text-box>
        </draw:frame>
        <draw:custom-shape draw:style-name="gr7" draw:text-style-name="P3" draw:layer="layout" svg:width="0.5cm" svg:height="0.5cm" svg:x="13.1cm" svg:y="3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cm" svg:height="0.5cm" svg:x="13.07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2" draw:text-style-name="P3" draw:layer="layout" svg:width="1.288cm" svg:height="1.29cm" svg:x="11.027cm" svg:y="5.7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314cm" svg:height="0.875cm" svg:x="11.506cm" svg:y="6.30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3" draw:layer="layout" svg:width="0.5cm" svg:height="1cm" svg:x="11.409cm" svg:y="6.2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3" draw:layer="layout" svg:width="1.288cm" svg:height="1.29cm" svg:x="11.027cm" svg:y="10.1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314cm" svg:height="0.875cm" svg:x="11.506cm" svg:y="10.68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3" draw:layer="layout" svg:width="0.5cm" svg:height="1cm" svg:x="11.409cm" svg:y="10.63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3" draw:layer="layout" svg:width="1.288cm" svg:height="1.29cm" svg:x="21.581cm" svg:y="8.3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314cm" svg:height="0.875cm" svg:x="22.06cm" svg:y="8.8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3" draw:layer="layout" svg:width="0.5cm" svg:height="1cm" svg:x="21.963cm" svg:y="8.8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3" draw:layer="layout" svg:width="1.288cm" svg:height="1.29cm" svg:x="21.581cm" svg:y="5.9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314cm" svg:height="0.875cm" svg:x="22.06cm" svg:y="6.4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3" draw:layer="layout" svg:width="0.5cm" svg:height="1cm" svg:x="21.963cm" svg:y="6.4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1" draw:text-style-name="P7" draw:layer="layout" svg:width="10.5cm" svg:height="1.243cm" svg:x="15.3cm" svg:y="2.001cm" presentation:class="title" presentation:user-transformed="true">
          <draw:text-box>
            <text:p><text:span text:style-name="T3">LCD – Configuration Mode</text:span></text:p>
          </draw:text-box>
        </draw:frame>
        <draw:g>
          <draw:custom-shape draw:style-name="gr2" draw:text-style-name="P3" draw:layer="layout" svg:width="1.288cm" svg:height="1.29cm" svg:x="21.596cm" svg:y="12.8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22.136cm 13.5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23.311cm" svg:y="12.8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6cm" svg:x="23.791cm" svg:y="12.6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8" draw:text-style-name="P3" draw:layer="layout" svg:width="1.5cm" svg:height="1cm" svg:x="2.5cm" svg:y="1cm">
          <text:p/>
        </draw:rect>
        <draw:rect draw:style-name="gr8" draw:text-style-name="P3" draw:layer="layout" svg:width="1.5cm" svg:height="1cm" svg:x="2.5cm" svg:y="19cm">
          <text:p/>
        </draw:rect>
        <draw:rect draw:style-name="gr8" draw:text-style-name="P3" draw:layer="layout" svg:width="1.5cm" svg:height="1cm" svg:x="26cm" svg:y="1cm">
          <text:p/>
        </draw:rect>
        <draw:rect draw:style-name="gr8" draw:text-style-name="P3" draw:layer="layout" svg:width="1.5cm" svg:height="1cm" svg:x="26cm" svg:y="19cm">
          <text:p/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2" draw:text-style-name="P3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5cm" draw:transform="skewX (0.00122173047639581) rotate (0.7853981633973) translate (16.66cm 12.53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8.12cm" svg:y="12.42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8.66cm 13.181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3cm" svg:height="0.875cm" draw:transform="skewX (0.00453785605518436) rotate (0.7853981633973) translate (13.991cm 12.533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14cm" svg:height="0.875cm" draw:transform="skewX (0.00122173047639579) rotate (0.7853981633973) translate (11.994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3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3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313cm" svg:height="0.876cm" draw:transform="rotate (-1.57079632679579) translate (10.424cm 11.49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3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" draw:text-style-name="P3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3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7" draw:text-style-name="P3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3-04T09:35:05</meta:print-date>
    <meta:document-statistic meta:object-count="168"/>
  </office:meta>
</office:document-meta>
</file>